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rr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r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3*0.015*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3*0.015*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3*0.015*[.C4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3*0.015*[.C5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3*0.015*[.C6]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3*0.015*[.C7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3*0.015*[.C8]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3*0.015*[.C9]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3*0.015*[.C10]"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3*0.015*[.C11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3*0.015*[.C12]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3*0.015*[.C13]"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3*0.015*[.C14]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3*0.015*[.C15]" office:value-type="float" office:value="0.855" calcext:value-type="float">
            <text:p>0.8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3*0.015*[.C16]"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3*0.015*[.C17]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3*0.015*[.C18]"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3*0.015*[.C19]"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3*0.015*[.C20]"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3*0.015*[.C21]"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formula="of:=3*0.015*[.C22]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formula="of:=3*0.015*[.C23]"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formula="of:=3*0.015*[.C24]" office:value-type="float" office:value="9.045" calcext:value-type="float">
            <text:p>9.04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rr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rI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3+0.015*[.C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3+0.015*[.C3]"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3+0.015*[.C4]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3+0.015*[.C5]"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3+0.015*[.C6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3+0.015*[.C7]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3+0.015*[.C8]"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3+0.015*[.C9]"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3+0.015*[.C10]" office:value-type="float" office:value="3.285" calcext:value-type="float">
            <text:p>3.28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3+0.015*[.C11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3+0.015*[.C12]" office:value-type="float" office:value="3.645" calcext:value-type="float">
            <text:p>3.6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formula="of:=3+0.015*[.C13]"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3+0.015*[.C14]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formula="of:=3+0.015*[.C15]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formula="of:=3+0.015*[.C16]"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table:formula="of:=3+0.015*[.C17]" office:value-type="float" office:value="6.93" calcext:value-type="float">
            <text:p>6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3:16:44.37362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7:04:48.480234044</meta:creation-date>
    <dc:date>2025-12-07T13:20:53.038664926</dc:date>
    <meta:editing-duration>PT21M8S</meta:editing-duration>
    <meta:editing-cycles>3</meta:editing-cycles>
    <meta:generator>LibreOffice/25.8.2.2$Linux_X86_64 LibreOffice_project/580$Build-2</meta:generator>
    <meta:document-statistic meta:table-count="2" meta:cell-count="163" meta:object-count="0"/>
  </office:meta>
</office:document-meta>
</file>